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400000749000001D7E252518A76D7B3F8.svm" manifest:media-type=""/>
  <manifest:file-entry manifest:full-path="Pictures/2000002400000675000001D7A6545F8905BED19B.svm" manifest:media-type=""/>
  <manifest:file-entry manifest:full-path="Pictures/2000002B000008D900000213F71D8964CBE5FC50.svm" manifest:media-type=""/>
  <manifest:file-entry manifest:full-path="Pictures/2000002B000008D5000002134D21E068D55DDF20.svm" manifest:media-type=""/>
  <manifest:file-entry manifest:full-path="Pictures/200000160000027B00000214447DA1E06AA6B4D0.svm" manifest:media-type=""/>
  <manifest:file-entry manifest:full-path="Pictures/2000000F00000192000001D4C1B935E9885B9AAA.svm" manifest:media-type="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f440" officeooo:paragraph-rsid="0018f44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f440" officeooo:paragraph-rsid="0018f44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70bb" officeooo:paragraph-rsid="001a70b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a70bb" officeooo:paragraph-rsid="001a70bb" style:font-size-asian="14pt" style:font-weight-asian="normal" style:font-size-complex="14pt" style:font-weight-complex="normal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align="center" fo:text-indent="0in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T1" style:family="text">
      <style:text-properties officeooo:rsid="001a70bb"/>
    </style:style>
    <style:style style:name="T2" style:family="text">
      <style:text-properties style:font-name="Liberation Serif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0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<text:span text:style-name="T1">à</text:span>ctica 2 – Pont Wheatstone</text:p>
      <text:p text:style-name="P3">Nom:</text:p>
      <text:p text:style-name="P2"/>
      <text:p text:style-name="P2"/>
      <text:p text:style-name="P4"><draw:g text:anchor-type="paragraph" draw:z-index="0" draw:name="Shape1" draw:style-name="gr1"><draw:line draw:style-name="gr2" draw:text-style-name="P5" svg:x1="2.6311in" svg:y1="4.5862in" svg:x2="2.6311in" svg:y2="4.1925in"><text:p/></draw:line><draw:line draw:style-name="gr2" draw:text-style-name="P5" svg:x1="2.7894in" svg:y1="4.4882in" svg:x2="2.7894in" svg:y2="4.2913in"><text:p/></draw:line><draw:line draw:style-name="gr2" draw:text-style-name="P5" svg:x1="0.9323in" svg:y1="4.3854in" svg:x2="2.6248in" svg:y2="4.3854in"><text:p/></draw:line><draw:line draw:style-name="gr2" draw:text-style-name="P5" svg:x1="0.9323in" svg:y1="4.3854in" svg:x2="0.9441in" svg:y2="1.2358in"><text:p/></draw:line><draw:line draw:style-name="gr2" draw:text-style-name="P5" svg:x1="0.9465in" svg:y1="3.2094in" svg:x2="1.1433in" svg:y2="3.2094in"><text:p/></draw:line><draw:line draw:style-name="gr2" draw:text-style-name="P5" svg:x1="0.9465in" svg:y1="1.2398in" svg:x2="1.1433in" svg:y2="1.2398in"><text:p/></draw:line><draw:line draw:style-name="gr2" draw:text-style-name="P5" svg:x1="1.7362in" svg:y1="3.2039in" svg:x2="3.7047in" svg:y2="3.2039in"><text:p/></draw:line><draw:line draw:style-name="gr2" draw:text-style-name="P5" svg:x1="1.7362in" svg:y1="1.2358in" svg:x2="3.7047in" svg:y2="1.2358in"><text:p/></draw:line><draw:line draw:style-name="gr2" draw:text-style-name="P5" svg:x1="4.2945in" svg:y1="1.2398in" svg:x2="4.4913in" svg:y2="1.2398in"><text:p/></draw:line><draw:custom-shape draw:style-name="gr3" draw:text-style-name="P5" svg:width="0.5925in" svg:height="0.1996in" svg:x="1.1445in" svg:y="1.1228in"><text:p/><draw:enhanced-geometry svg:viewBox="0 0 21600 21600" draw:type="rectangle" draw:enhanced-path="M 0 0 L 21600 0 21600 21600 0 21600 0 0 Z N"/></draw:custom-shape><draw:custom-shape draw:style-name="gr4" draw:text-style-name="P5" svg:width="0.5925in" svg:height="0.198in" svg:x="1.1445in" svg:y="3.0925in"><text:p/><draw:enhanced-geometry svg:viewBox="0 0 21600 21600" draw:type="rectangle" draw:enhanced-path="M 0 0 L 21600 0 21600 21600 0 21600 0 0 Z N"/></draw:custom-shape><draw:custom-shape draw:style-name="gr3" draw:text-style-name="P5" svg:width="0.5925in" svg:height="0.1996in" svg:x="3.7035in" svg:y="1.1228in"><text:p/><draw:enhanced-geometry svg:viewBox="0 0 21600 21600" draw:type="rectangle" draw:enhanced-path="M 0 0 L 21600 0 21600 21600 0 21600 0 0 Z N"/></draw:custom-shape><draw:custom-shape draw:style-name="gr4" draw:text-style-name="P5" svg:width="0.5925in" svg:height="0.198in" svg:x="3.7035in" svg:y="3.0925in"><text:p/><draw:enhanced-geometry svg:viewBox="0 0 21600 21600" draw:type="rectangle" draw:enhanced-path="M 0 0 L 21600 0 21600 21600 0 21600 0 0 Z N"/></draw:custom-shape><draw:line draw:style-name="gr2" draw:text-style-name="P5" svg:x1="4.2945in" svg:y1="3.2094in" svg:x2="4.4913in" svg:y2="3.2094in"><text:p/></draw:line><draw:line draw:style-name="gr2" draw:text-style-name="P5" svg:x1="4.4748in" svg:y1="4.3854in" svg:x2="4.4866in" svg:y2="1.2358in"><text:p/></draw:line><draw:line draw:style-name="gr2" draw:text-style-name="P5" svg:x1="2.7835in" svg:y1="4.3854in" svg:x2="4.476in" svg:y2="4.3854in"><text:p/></draw:line><draw:custom-shape draw:style-name="gr5" draw:text-style-name="P5" svg:width="0.0787in" svg:height="0.0807in" svg:x="2.6646in" svg:y="3.1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7" svg:width="0.3961in" svg:height="0.3953in" svg:x="2.5075in" svg:y="2.0228in"><text:p text:style-name="P6"><text:span text:style-name="T3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" svg:x1="2.7106in" svg:y1="2.0232in" svg:x2="2.7106in" svg:y2="1.2358in"><text:p/></draw:line><draw:line draw:style-name="gr8" draw:text-style-name="P5" svg:x1="2.7039in" svg:y1="3.2035in" svg:x2="2.7039in" svg:y2="2.4161in"><text:p/></draw:line><draw:line draw:style-name="gr9" draw:text-style-name="P5" svg:x1="2.3496in" svg:y1="4.2665in" svg:x2="1.6803in" svg:y2="4.2665in"><text:p/></draw:line><draw:frame draw:style-name="gr10" draw:text-style-name="P8" svg:width="0.1598in" svg:height="0.1894in" svg:x="2.0248in" svg:y="4.0555in"><draw:image xlink:href="Pictures/2000000F00000192000001D4C1B935E9885B9AAA.svm" xlink:type="simple" xlink:show="embed" xlink:actuate="onLoad"><text:p/></draw:image></draw:frame><draw:line draw:style-name="gr9" draw:text-style-name="P5" svg:x1="1.1583in" svg:y1="1.3756in" svg:x2="1.8669in" svg:y2="0.9425in"><text:p/></draw:line><draw:frame draw:style-name="gr10" draw:text-style-name="P8" svg:width="0.2543in" svg:height="0.213in" svg:x="3.8535in" svg:y="0.9098in"><draw:image xlink:href="Pictures/200000160000027B00000214447DA1E06AA6B4D0.svm" xlink:type="simple" xlink:show="embed" xlink:actuate="onLoad"><text:p/></draw:image></draw:frame><draw:frame draw:style-name="gr11" draw:text-style-name="P9" svg:width="0.8898in" svg:height="0.2087in" svg:x="1.0272in" svg:y="2.8748in"><draw:image xlink:href="Pictures/2000002B000008D5000002134D21E068D55DDF20.svm" xlink:type="simple" xlink:show="embed" xlink:actuate="onLoad"><text:p/></draw:image></draw:frame><draw:frame draw:style-name="gr11" draw:text-style-name="P9" svg:width="0.8913in" svg:height="0.2087in" svg:x="3.5472in" svg:y="2.8748in"><draw:image xlink:href="Pictures/2000002B000008D900000213F71D8964CBE5FC50.svm" xlink:type="simple" xlink:show="embed" xlink:actuate="onLoad"><text:p/></draw:image></draw:frame><draw:frame draw:style-name="gr11" draw:text-style-name="P9" svg:width="0.6512in" svg:height="0.185in" svg:x="2.3264in" svg:y="3.8984in"><draw:image xlink:href="Pictures/2000002400000675000001D7A6545F8905BED19B.svm" xlink:type="simple" xlink:show="embed" xlink:actuate="onLoad"><text:p/></draw:image></draw:frame><draw:frame draw:style-name="gr11" draw:text-style-name="P9" svg:width="0.7343in" svg:height="0.185in" svg:x="1.0665in" svg:y="0.7882in"><draw:image xlink:href="Pictures/2000002400000749000001D7E252518A76D7B3F8.svm" xlink:type="simple" xlink:show="embed" xlink:actuate="onLoad"><text:p/></draw:image></draw:frame><draw:custom-shape draw:style-name="gr5" draw:text-style-name="P5" svg:width="0.0787in" svg:height="0.0807in" svg:x="2.6646in" svg:y="1.1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Munta el circuit de pont seguint l’esquema i mesura les 4 resistencies que rebrà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<draw:frame draw:style-name="fr1" draw:name="Object1" text:anchor-type="as-char" svg:y="-0.1484in" svg:width="0.5256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text:tab/></text:span><text:span text:style-name="T2"><draw:frame draw:style-name="fr1" draw:name="Object2" text:anchor-type="as-char" svg:y="-0.1484in" svg:width="0.5264in" svg:height="0.209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<text:tab/><text:tab/></text:span><text:span text:style-name="T2"><draw:frame draw:style-name="fr1" draw:name="Object3" text:anchor-type="as-char" svg:y="-0.1484in" svg:width="0.5272in" svg:height="0.209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<text:tab/><text:tab/></text:span><text:span text:style-name="T2"><draw:frame draw:style-name="fr1" draw:name="Object4" text:anchor-type="as-char" svg:y="-0.1484in" svg:width="0.5319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4T21:24:43.111508880</meta:creation-date>
    <dc:date>2023-10-30T13:31:45.896940859</dc:date>
    <meta:editing-duration>PT13M24S</meta:editing-duration>
    <meta:editing-cycles>3</meta:editing-cycles>
    <meta:generator>LibreOffice/4.2.8.2$Linux_x86 LibreOffice_project/420m0$Build-2</meta:generator>
    <meta:document-statistic meta:table-count="0" meta:image-count="0" meta:object-count="4" meta:page-count="1" meta:paragraph-count="4" meta:word-count="19" meta:character-count="120" meta:non-whitespace-character-count="97"/>
  </office:meta>
</office:document-meta>
</file>

<file path=Object 1/content.xml><?xml version="1.0" encoding="utf-8"?>
<math xmlns="http://www.w3.org/1998/Math/MathML" display="block">
  <semantics>
    <mrow>
      <msub>
        <mi>R</mi>
        <mrow>
          <mi>x</mi>
          <mn>1</mn>
        </mrow>
      </msub>
      <mo stretchy="false">=</mo>
      <mrow/>
    </mrow>
    <annotation encoding="StarMath 5.0">R rsub { x1 } = </annotation>
  </semantics>
</math>
</file>

<file path=Object 2/content.xml><?xml version="1.0" encoding="utf-8"?>
<math xmlns="http://www.w3.org/1998/Math/MathML" display="block">
  <semantics>
    <mrow>
      <msub>
        <mi>R</mi>
        <mrow>
          <mi>x</mi>
          <mn>2</mn>
        </mrow>
      </msub>
      <mo stretchy="false">=</mo>
      <mrow/>
    </mrow>
    <annotation encoding="StarMath 5.0">R rsub { x2 } = </annotation>
  </semantics>
</math>
</file>

<file path=Object 3/content.xml><?xml version="1.0" encoding="utf-8"?>
<math xmlns="http://www.w3.org/1998/Math/MathML" display="block">
  <semantics>
    <mrow>
      <msub>
        <mi>R</mi>
        <mrow>
          <mi>x</mi>
          <mn>3</mn>
        </mrow>
      </msub>
      <mo stretchy="false">=</mo>
      <mrow/>
    </mrow>
    <annotation encoding="StarMath 5.0">R rsub { x3 } = </annotation>
  </semantics>
</math>
</file>

<file path=Object 4/content.xml><?xml version="1.0" encoding="utf-8"?>
<math xmlns="http://www.w3.org/1998/Math/MathML" display="block">
  <semantics>
    <mrow>
      <msub>
        <mi>R</mi>
        <mrow>
          <mi>x</mi>
          <mn>4</mn>
        </mrow>
      </msub>
      <mo stretchy="false">=</mo>
      <mrow/>
    </mrow>
    <annotation encoding="StarMath 5.0">R rsub { x4 } = </annotation>
  </semantics>
</math>
</file>